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ae7b" officeooo:paragraph-rsid="0000ae7b"/>
    </style:style>
    <style:style style:name="P2" style:family="paragraph" style:parent-style-name="Standard">
      <style:text-properties officeooo:rsid="0005e960" officeooo:paragraph-rsid="0005e960"/>
    </style:style>
    <style:style style:name="P3" style:family="paragraph" style:parent-style-name="Text_20_body">
      <style:text-properties officeooo:rsid="0000ae7b" officeooo:paragraph-rsid="0000ae7b"/>
    </style:style>
    <style:style style:name="P4" style:family="paragraph" style:parent-style-name="Text_20_body">
      <style:text-properties officeooo:rsid="000158d1" officeooo:paragraph-rsid="000158d1"/>
    </style:style>
    <style:style style:name="P5" style:family="paragraph" style:parent-style-name="Text_20_body">
      <style:text-properties officeooo:rsid="00041c88" officeooo:paragraph-rsid="00041c88"/>
    </style:style>
    <style:style style:name="P6" style:family="paragraph" style:parent-style-name="Text_20_body">
      <style:text-properties officeooo:rsid="00070a4d" officeooo:paragraph-rsid="00070a4d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11111" style:font-name="Ubuntu" fo:font-size="11.25pt" fo:letter-spacing="normal" fo:font-style="normal" fo:font-weight="normal"/>
    </style:style>
    <style:style style:name="P9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>
      <style:text-properties officeooo:rsid="00094814" officeooo:paragraph-rsid="00094814"/>
    </style:style>
    <style:style style:name="P11" style:family="paragraph" style:parent-style-name="Text_20_body">
      <style:text-properties officeooo:paragraph-rsid="00094814"/>
    </style:style>
    <style:style style:name="P12" style:family="paragraph" style:parent-style-name="Heading_20_1">
      <style:text-properties officeooo:rsid="0005e960" officeooo:paragraph-rsid="0005e960"/>
    </style:style>
    <style:style style:name="T1" style:family="text">
      <style:text-properties fo:font-variant="normal" fo:text-transform="none" fo:color="#111111" style:font-name="Ubuntu" fo:font-size="11.25pt" fo:letter-spacing="normal" fo:font-style="normal" fo:font-weight="normal"/>
    </style:style>
    <style:style style:name="T2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cm" loext:border="none"/>
    </style:style>
    <style:style style:name="T3" style:family="text">
      <style:text-properties officeooo:rsid="0007a2ec"/>
    </style:style>
    <style:style style:name="T4" style:family="text">
      <style:text-properties officeooo:rsid="00093e17"/>
    </style:style>
    <style:style style:name="T5" style:family="text">
      <style:text-properties officeooo:rsid="000948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d(/dev/testdev0)</text:p>
      <text:p text:style-name="P1">- cat /dev/testdev0</text:p>
      <text:p text:style-name="P1">- xxd -c 4 /dev/testdev0 <text:s/>(wyswietla znaki szesnastkowo , 4ry w linii)</text:p>
      <text:p text:style-name="P1">- head -c 1 /dev/testdev0</text:p>
      <text:p text:style-name="P1"/>
      <text:p text:style-name="P1">write(/dev/testdev0)</text:p>
      <text:p text:style-name="P1">echo jlfajfnasjfka &gt; /dev/testdev0</text:p>
      <text:p text:style-name="P1"/>
      <text:h text:style-name="Heading_20_1" text:outline-level="1"/>
      <text:h text:style-name="Heading_20_2" text:outline-level="2">Potoki</text:h>
      <text:p text:style-name="P11"><text:s/></text:p>
      <text:p text:style-name="P10">stdout &gt; open, write(poczatek pliku)</text:p>
      <text:p text:style-name="P10">stdout 1&gt; open,write(początek pliku)</text:p>
      <text:p text:style-name="P10">stderr 2&gt; open,write(początek pliku)</text:p>
      <text:p text:style-name="P10"/>
      <text:p text:style-name="P10">stdout &gt;&gt; open, write(koniec pliku)</text:p>
      <text:p text:style-name="P10">stdout 1&gt;&gt; open,write(koniec pliku)</text:p>
      <text:p text:style-name="P10">stderr 2&gt;&gt; open, write(koniec pliku)</text:p>
      <text:p text:style-name="P10"/>
      <text:p text:style-name="P11"><text:span text:style-name="T5">stdout</text:span> <text:span text:style-name="T5">| stdin</text:span></text:p>
      <text:h text:style-name="P12" text:outline-level="1">Jądro</text:h>
      <text:h text:style-name="Heading_20_2" text:outline-level="2">Kompilacja jądra </text:h>
      <text:p text:style-name="P2">make help – pomoc make</text:p>
      <text:p text:style-name="P2">make localmodconfig – założenie domyślnej konfiguracji</text:p>
      <text:p text:style-name="P2">make -j4</text:p>
      <text:p text:style-name="P2">sudo make modules_install <text:span text:style-name="T3">headers_install </text:span>install</text:p>
      <text:h text:style-name="Heading_20_1" text:outline-level="1"/>
      <text:p text:style-name="P6">Usuwanie jądra:</text:p>
      <text:p text:style-name="P6"><text:span text:style-name="T1">Say you want to remove a kernel called </text:span><text:span text:style-name="Source_20_Text"><text:span text:style-name="T2">4.4.6-my-kernel</text:span></text:span><text:span text:style-name="T1">. You can find all its existing files &amp; directories (without listing the files in all the named directories) with</text:span></text:p>
      <text:p text:style-name="P6"><text:span text:style-name="T1"> </text:span><text:span text:style-name="Source_20_Text"><text:span text:style-name="T2">locate -b -e 4.4.6-my-kernel</text:span></text:span><text:span text:style-name="T1">. Appending </text:span><text:span text:style-name="Source_20_Text"><text:span text:style-name="T2">rm -r</text:span></text:span><text:span text:style-name="T1"> to this with </text:span><text:span text:style-name="Source_20_Text"><text:span text:style-name="T2">xargs</text:span></text:span><text:span text:style-name="T1"> allows you to delete the files too. I add </text:span><text:span text:style-name="Source_20_Text"><text:span text:style-name="T2">-p</text:span></text:span><text:span text:style-name="T1">to make </text:span><text:span text:style-name="Source_20_Text"><text:span text:style-name="T2">xargs</text:span></text:span><text:span text:style-name="T1"> display targets and ask for confirmation before executing</text:span></text:p>
      <text:p text:style-name="P9"><text:span text:style-name="Source_20_Text"><text:span text:style-name="T2">locate -b -e 4.4.6-my-kernel | xargs -p sudo rm -r</text:span></text:span></text:p>
      <text:p text:style-name="P9"><text:span text:style-name="Source_20_Text"><text:span text:style-name="T2"/></text:span></text:p>
      <text:p text:style-name="P7"><text:soft-page-break/><text:span text:style-name="T1">then type </text:span><text:span text:style-name="Source_20_Text"><text:span text:style-name="T2">y</text:span></text:span><text:span text:style-name="T1"> to execute </text:span><text:span text:style-name="Source_20_Text"><text:span text:style-name="T2">rm -r</text:span></text:span><text:span text:style-name="T1"> on the targets shown. It will complain that files that are not directories don't exist because you're trying to delete them recursively (</text:span><text:span text:style-name="Source_20_Text"><text:span text:style-name="T2">-r</text:span></text:span><text:span text:style-name="T1">) but that's OK, they will still be removed along with the directories and their contents. When done, just run</text:span></text:p>
      <text:p text:style-name="P8"/>
      <text:p text:style-name="P9"><text:span text:style-name="Source_20_Text"><text:span text:style-name="T2">sudo update-grub</text:span></text:span></text:p>
      <text:p text:style-name="P6"/>
      <text:p text:style-name="Text_20_body"/>
      <text:p text:style-name="Text_20_body"/>
      <text:h text:style-name="Heading_20_1" text:outline-level="1">Sterowniki</text:h>
      <text:h text:style-name="Heading_20_2" text:outline-level="2">Nadawanie praw sterownikom</text:h>
      <text:p text:style-name="P3">wpliku:</text:p>
      <text:p text:style-name="P3">/etc/udev/rules.d/kurs.rules</text:p>
      <text:p text:style-name="P3">dodajemy wpis:</text:p>
      <text:p text:style-name="P3">KERNEL=<text:span text:style-name="T4">=</text:span>”testdev*”, MODE=”0666”</text:p>
      <text:p text:style-name="P3">i aktualizujemy system komenda:</text:p>
      <text:p text:style-name="P3">udevadm control –reload </text:p>
      <text:p text:style-name="P3">i przeładowujemy sterownik.</text:p>
      <text:p text:style-name="P3"/>
      <text:h text:style-name="Heading_20_2" text:outline-level="2">Parametry sterowników</text:h>
      <text:p text:style-name="P4">Prametry można wyświetlić w:</text:p>
      <text:p text:style-name="P4">/sys/module/hello_world_module/parameters</text:p>
      <text:p text:style-name="P5">Odpinanie urządzenia USB od sterownika i podpinanie</text:p>
      <text:p text:style-name="P5">cd /sys/bus/usb/drivers/usbhid</text:p>
      <text:p text:style-name="P5">echo 3-3.3\:1.0 &gt; unbind</text:p>
      <text:p text:style-name="P5">cd /sys/bus/usb/drivers/testusb</text:p>
      <text:p text:style-name="P5">echo 3-3.3\:1.0 &gt; bin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Ubuntu" svg:font-family="Ubuntu, Arial, 'libra sans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2:00:53.191858343</meta:creation-date>
    <dc:date>2016-11-24T09:47:22.432627809</dc:date>
    <meta:editing-duration>PT24M32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44" meta:word-count="244" meta:character-count="1730" meta:non-whitespace-character-count="1522"/>
  </office:meta>
</office:document-meta>
</file>